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69cm" svg:height="3.048cm" svg:x="3.54cm" svg:y="4.048cm">
          <text:p text:style-name="P1">Communica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969cm" svg:height="3.048cm" svg:x="3.667cm" svg:y="9.001cm">
          <text:p text:style-name="P1">Navig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5.969cm" svg:height="3.048cm" svg:x="4.048cm" svg:y="14.462cm">
          <text:p text:style-name="P1">Mo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5.715cm" svg:height="3.429cm" svg:x="13.319cm" svg:y="13.954cm">
          <text:p text:style-name="P1">PID contro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3.319cm" svg:y1="15.669cm" svg:x2="10.017cm" svg:y2="15.986cm" draw:start-shape="id1" draw:start-glue-point="6" draw:end-shape="id2" draw:end-glue-point="1" svg:d="m13319 15669c-2478 0-827 317-3302 317" svg:viewBox="0 0 3303 318">
          <text:p/>
        </draw:connector>
        <draw:custom-shape draw:style-name="gr1" draw:text-style-name="P1" xml:id="id4" draw:id="id4" draw:layer="layout" svg:width="5.969cm" svg:height="3.048cm" svg:x="12.811cm" svg:y="21.193cm">
          <text:p text:style-name="P1">Pose estimat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6.651cm" svg:y1="12.049cm" svg:x2="7.032cm" svg:y2="14.462cm" draw:start-shape="id3" draw:start-glue-point="2" draw:end-shape="id2" draw:end-glue-point="0" svg:d="m6651 12049c0 1810 381 604 381 2413" svg:viewBox="0 0 382 2414">
          <text:p/>
        </draw:connector>
        <draw:connector draw:style-name="gr3" draw:text-style-name="P1" draw:layer="layout" draw:type="curve" svg:x1="15.795cm" svg:y1="21.193cm" svg:x2="16.176cm" svg:y2="17.383cm" draw:start-shape="id4" draw:start-glue-point="0" draw:end-shape="id1" draw:end-glue-point="8" svg:d="m15795 21193c0-2857 381-953 381-3810" svg:viewBox="0 0 382 38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ser </meta:initial-creator>
    <meta:creation-date>2015-01-15T02:05:30</meta:creation-date>
    <dc:date>2015-01-15T08:33:57</dc:date>
    <dc:creator>user </dc:creator>
    <meta:editing-duration>PT42M35S</meta:editing-duration>
    <meta:editing-cycles>6</meta:editing-cycles>
    <meta:generator>LibreOffice/3.5$Linux_x86 LibreOffice_project/350m1$Build-2</meta:generator>
    <meta:document-statistic meta:object-count="8"/>
  </office:meta>
</office:document-meta>
</file>